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list-style-name="LFO1" style:family="paragraph"/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list-style-name="LFO2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Normal" style:list-style-name="LFO2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list-style-name="LFO2" style:family="paragraph"/>
    <style:style style:name="P15" style:parent-style-name="Normal" style:list-style-name="LFO2" style:family="paragraph"/>
    <style:style style:name="P16" style:parent-style-name="Normal" style:list-style-name="LFO2" style:family="paragraph"/>
    <style:style style:name="P17" style:parent-style-name="Normal" style:list-style-name="LFO2" style:family="paragraph"/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list-style-name="LFO3" style:family="paragraph"/>
    <style:style style:name="T20" style:parent-style-name="Policepardéfaut" style:family="text">
      <style:text-properties fo:font-weight="bold" style:font-weight-asian="bold" style:font-weight-complex="bold"/>
    </style:style>
    <style:style style:name="P21" style:parent-style-name="Normal" style:list-style-name="LFO3" style:family="paragraph"/>
    <style:style style:name="T22" style:parent-style-name="Policepardéfaut" style:family="text">
      <style:text-properties fo:font-weight="bold" style:font-weight-asian="bold" style:font-weight-complex="bold"/>
    </style:style>
    <style:style style:name="P23" style:parent-style-name="Normal" style:list-style-name="LFO3" style:family="paragraph"/>
    <style:style style:name="P24" style:parent-style-name="Normal" style:list-style-name="LFO3" style:family="paragraph"/>
    <style:style style:name="P25" style:parent-style-name="Normal" style:list-style-name="LFO3" style:family="paragraph"/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list-style-name="LFO4" style:family="paragraph"/>
    <style:style style:name="T28" style:parent-style-name="Policepardéfaut" style:family="text">
      <style:text-properties fo:font-weight="bold" style:font-weight-asian="bold" style:font-weight-complex="bold"/>
    </style:style>
    <style:style style:name="P29" style:parent-style-name="Normal" style:list-style-name="LFO4" style:family="paragraph"/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Normal" style:list-style-name="LFO4" style:family="paragraph"/>
    <style:style style:name="P32" style:parent-style-name="Normal" style:list-style-name="LFO4" style:family="paragraph"/>
    <style:style style:name="P33" style:parent-style-name="Normal" style:list-style-name="LFO4" style:family="paragraph"/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36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37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38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39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40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41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42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43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44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45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46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47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48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49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50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51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52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53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54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55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56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57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58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59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60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61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62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63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64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65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66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67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68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69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70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71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72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73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74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75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76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77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78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79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80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81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82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83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84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85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86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87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88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89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90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91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92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93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94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95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96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97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98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  <style:style style:name="P99" style:parent-style-name="Normal" style:family="paragraph">
      <style:paragraph-properties fo:border="0.0069in solid #000000" fo:padding="0.0138in" style:shadow="none" fo:background-color="#C1F0C7">
        <style:background-fill draw:fill="solid" draw:fill-color="#C1F0C7"/>
      </style:paragraph-properties>
    </style:style>
  </office:automatic-styles>
  <office:body>
    <office:text text:use-soft-page-breaks="true">
      <text:p text:style-name="P1">1. Page de Réservation</text:p>
      <text:list text:style-name="LFO1" text:continue-numbering="true">
        <text:list-item>
          <text:p text:style-name="P2"><text:span text:style-name="T3">Description</text:span><text:s/>: Une page dédiée où les utilisateurs peuvent faire une réservation pour un service, un produit, ou un événement.</text:p>
        </text:list-item>
        <text:list-item>
          <text:p text:style-name="P4"><text:span text:style-name="T5">Contenu Possible</text:span><text:s/>:<text:s/></text:p>
          <text:list text:continue-numbering="true">
            <text:list-item>
              <text:p text:style-name="P6">Un formulaire de réservation avec des champs pour le nom, l'email, la date, et d'autres détails pertinents.</text:p>
            </text:list-item>
            <text:list-item>
              <text:p text:style-name="P7">Des informations sur ce qui est réservé (ex. : un atelier, une visite, un produit).</text:p>
            </text:list-item>
            <text:list-item>
              <text:p text:style-name="P8">Des détails sur les politiques d'annulation ou de modification.</text:p>
            </text:list-item>
          </text:list>
        </text:list-item>
      </text:list>
      <text:p text:style-name="P9">2. Page de Détails du Produit ou Service</text:p>
      <text:list text:style-name="LFO2" text:continue-numbering="true">
        <text:list-item>
          <text:p text:style-name="P10"><text:span text:style-name="T11">Description</text:span><text:s/>: Une page qui fournit des informations détaillées sur le produit ou service que l'utilisateur peut réserver.</text:p>
        </text:list-item>
        <text:list-item>
          <text:p text:style-name="P12"><text:span text:style-name="T13">Contenu Possible</text:span><text:s/>:<text:s/></text:p>
          <text:list text:continue-numbering="true">
            <text:list-item>
              <text:p text:style-name="P14">Description du service ou produit.</text:p>
            </text:list-item>
            <text:list-item>
              <text:p text:style-name="P15">Tarifs et options disponibles.</text:p>
            </text:list-item>
            <text:list-item>
              <text:p text:style-name="P16">Témoignages ou avis clients.</text:p>
            </text:list-item>
            <text:list-item>
              <text:p text:style-name="P17">Un bouton de réservation ou un lien vers le formulaire de réservation.</text:p>
            </text:list-item>
          </text:list>
        </text:list-item>
      </text:list>
      <text:p text:style-name="P18">3. Page de Confirmation</text:p>
      <text:list text:style-name="LFO3" text:continue-numbering="true">
        <text:list-item>
          <text:p text:style-name="P19"><text:span text:style-name="T20">Description</text:span><text:s/>: Une page qui confirme la réservation après que l'utilisateur a rempli le formulaire.</text:p>
        </text:list-item>
        <text:list-item>
          <text:p text:style-name="P21"><text:span text:style-name="T22">Contenu Possible</text:span><text:s/>:<text:s/></text:p>
          <text:list text:continue-numbering="true">
            <text:list-item>
              <text:p text:style-name="P23">Un message de remerciement.</text:p>
            </text:list-item>
            <text:list-item>
              <text:p text:style-name="P24">Détails de la réservation (date, heure, etc.).</text:p>
            </text:list-item>
            <text:list-item>
              <text:p text:style-name="P25">Instructions supplémentaires (ex. : ce qu'il faut apporter, où se rencontrer).</text:p>
            </text:list-item>
          </text:list>
        </text:list-item>
      </text:list>
      <text:p text:style-name="P26">4. Page de Contact</text:p>
      <text:list text:style-name="LFO4" text:continue-numbering="true">
        <text:list-item>
          <text:p text:style-name="P27"><text:span text:style-name="T28">Description</text:span><text:s/>: Une page avec des informations de contact pour des questions supplémentaires avant la réservation.</text:p>
        </text:list-item>
        <text:list-item>
          <text:p text:style-name="P29"><text:span text:style-name="T30">Contenu Possible</text:span><text:s/>:<text:s/></text:p>
          <text:list text:continue-numbering="true">
            <text:list-item>
              <text:p text:style-name="P31">Formulaire de contact.</text:p>
            </text:list-item>
            <text:list-item>
              <text:p text:style-name="P32">Numéro de téléphone et adresse email.</text:p>
            </text:list-item>
            <text:list-item>
              <text:p text:style-name="P33">Liens vers les réseaux sociaux.</text:p>
            </text:list-item>
          </text:list>
        </text:list-item>
      </text:list>
      <text:p text:style-name="P34">Exemple de Page de Réservation</text:p>
      <text:p text:style-name="P35">Voici un exemple simple d'une page de réservation que vous pourriez créer :</text:p>
      <text:p text:style-name="P36">&lt;!DOCTYPE html&gt;</text:p>
      <text:p text:style-name="P37">&lt;html lang="fr"&gt;</text:p>
      <text:p text:style-name="P38">&lt;head&gt;</text:p>
      <text:p text:style-name="P39"><text:s text:c="4"/>&lt;meta charset="UTF-8"&gt;</text:p>
      <text:p text:style-name="P40"><text:s text:c="4"/>&lt;meta name="viewport" content="width=device-width, initial-scale=1.0"&gt;</text:p>
      <text:p text:style-name="P41"><text:s text:c="4"/>&lt;title&gt;Réservation&lt;/title&gt;</text:p>
      <text:p text:style-name="P42"><text:s text:c="4"/>&lt;style&gt;</text:p>
      <text:p text:style-name="P43"><text:s text:c="8"/>body {</text:p>
      <text:p text:style-name="P44"><text:s text:c="12"/>font-family: Arial, sans-serif;<text:s/></text:p>
      <text:p text:style-name="P45"><text:s text:c="12"/>margin: 20px;<text:s/></text:p>
      <text:p text:style-name="P46"><text:s text:c="12"/>background-color: #f9f9f9;</text:p>
      <text:p text:style-name="P47"><text:s text:c="8"/>}</text:p>
      <text:p text:style-name="P48"><text:s text:c="8"/>.form-container {</text:p>
      <text:p text:style-name="P49"><text:s text:c="12"/>max-width: 600px;<text:s/></text:p>
      <text:p text:style-name="P50"><text:s text:c="12"/>background: white;<text:s/></text:p>
      <text:p text:style-name="P51"><text:s text:c="12"/>padding: 20px;<text:s/></text:p>
      <text:p text:style-name="P52"><text:s text:c="12"/>border-radius: 8px;<text:s/></text:p>
      <text:p text:style-name="P53"><text:s text:c="12"/>box-shadow: 0 2px 4px rgba(0, 0, 0, 0.1);</text:p>
      <text:p text:style-name="P54"><text:s text:c="8"/>}</text:p>
      <text:p text:style-name="P55"><text:s text:c="8"/>input, select {</text:p>
      <text:p text:style-name="P56"><text:s text:c="12"/>width: 100%;<text:s/></text:p>
      <text:p text:style-name="P57"><text:s text:c="12"/>padding: 10px;<text:s/></text:p>
      <text:p text:style-name="P58"><text:s text:c="12"/>margin: 10px 0;<text:s/></text:p>
      <text:p text:style-name="P59"><text:s text:c="12"/>border: 1px solid #ccc;<text:s/></text:p>
      <text:soft-page-break/>
      <text:p text:style-name="P60"><text:s text:c="12"/>border-radius: 4px;</text:p>
      <text:p text:style-name="P61"><text:s text:c="8"/>}</text:p>
      <text:p text:style-name="P62"><text:s text:c="8"/>button {</text:p>
      <text:p text:style-name="P63"><text:s text:c="12"/>background-color: #4CAF50;<text:s/></text:p>
      <text:p text:style-name="P64"><text:s text:c="12"/>color: white;<text:s/></text:p>
      <text:p text:style-name="P65"><text:s text:c="12"/>padding: 10px;<text:s/></text:p>
      <text:p text:style-name="P66"><text:s text:c="12"/>border: none;<text:s/></text:p>
      <text:p text:style-name="P67"><text:s text:c="12"/>border-radius: 5px;<text:s/></text:p>
      <text:p text:style-name="P68"><text:s text:c="12"/>cursor: pointer;<text:s/></text:p>
      <text:p text:style-name="P69"><text:s text:c="12"/>width: 100%;</text:p>
      <text:p text:style-name="P70"><text:s text:c="8"/>}</text:p>
      <text:p text:style-name="P71"><text:s text:c="4"/>&lt;/style&gt;</text:p>
      <text:p text:style-name="P72">&lt;/head&gt;</text:p>
      <text:p text:style-name="P73">&lt;body&gt;</text:p>
      <text:p text:style-name="P74"/>
      <text:p text:style-name="P75">&lt;div class="form-container"&gt;</text:p>
      <text:p text:style-name="P76"><text:s text:c="4"/>&lt;h2&gt;Formulaire de Réservation&lt;/h2&gt;</text:p>
      <text:p text:style-name="P77"><text:s text:c="4"/>&lt;form&gt;</text:p>
      <text:p text:style-name="P78"><text:s text:c="8"/>&lt;label for="name"&gt;Nom :&lt;/label&gt;</text:p>
      <text:p text:style-name="P79"><text:s text:c="8"/>&lt;input type="text" id="name" name="name" required&gt;</text:p>
      <text:p text:style-name="P80"/>
      <text:p text:style-name="P81"><text:s text:c="8"/>&lt;label for="email"&gt;Email :&lt;/label&gt;</text:p>
      <text:p text:style-name="P82"><text:s text:c="8"/>&lt;input type="email" id="email" name="email" required&gt;</text:p>
      <text:p text:style-name="P83"/>
      <text:p text:style-name="P84"><text:s text:c="8"/>&lt;label for="date"&gt;Date de Réservation :&lt;/label&gt;</text:p>
      <text:p text:style-name="P85"><text:s text:c="8"/>&lt;input type="date" id="date" name="date" required&gt;</text:p>
      <text:p text:style-name="P86"/>
      <text:p text:style-name="P87"><text:s text:c="8"/>&lt;label for="service"&gt;Service :&lt;/label&gt;</text:p>
      <text:soft-page-break/>
      <text:p text:style-name="P88"><text:s text:c="8"/>&lt;select id="service" name="service" required&gt;</text:p>
      <text:p text:style-name="P89"><text:s text:c="12"/>&lt;option value="atelier"&gt;Atelier&lt;/option&gt;</text:p>
      <text:p text:style-name="P90"><text:s text:c="12"/>&lt;option value="visite"&gt;Visite&lt;/option&gt;</text:p>
      <text:p text:style-name="P91"><text:s text:c="12"/>&lt;option value="produit"&gt;Produit&lt;/option&gt;</text:p>
      <text:p text:style-name="P92"><text:s text:c="8"/>&lt;/select&gt;</text:p>
      <text:p text:style-name="P93"/>
      <text:p text:style-name="P94"><text:s text:c="8"/>&lt;button type="submit"&gt;Réserver&lt;/button&gt;</text:p>
      <text:p text:style-name="P95"><text:s text:c="4"/>&lt;/form&gt;</text:p>
      <text:p text:style-name="P96">&lt;/div&gt;</text:p>
      <text:p text:style-name="P97"/>
      <text:p text:style-name="P98">&lt;/body&gt;</text:p>
      <text:p text:style-name="P99">&lt;/html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ki chergui</meta:initial-creator>
    <dc:creator>Zaki chergui</dc:creator>
    <meta:creation-date>2025-03-23T16:54:00Z</meta:creation-date>
    <dc:date>2025-03-23T16:57:00Z</dc:date>
    <meta:template xlink:href="Normal" xlink:type="simple"/>
    <meta:editing-cycles>1</meta:editing-cycles>
    <meta:editing-duration>PT180S</meta:editing-duration>
    <meta:document-statistic meta:page-count="4" meta:paragraph-count="6" meta:word-count="488" meta:character-count="3167" meta:row-count="22" meta:non-whitespace-character-count="2685"/>
  </office:meta>
</office:document-meta>
</file>